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1FE68628360ED9811E8.png" manifest:media-type="image/png"/>
  <manifest:file-entry manifest:full-path="Pictures/1000000100000732000001B4BFF572EF8C44A667.png" manifest:media-type="image/png"/>
  <manifest:file-entry manifest:full-path="Pictures/10000001000007390000021E25591425800B0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6b9e" officeooo:paragraph-rsid="00016b9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16b9e" officeooo:paragraph-rsid="00016b9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6b9e" officeooo:paragraph-rsid="00016b9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33594" officeooo:paragraph-rsid="00016b9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5b2" officeooo:paragraph-rsid="0005c5b2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_ASSIGNMENT 13</text:p>
      <text:p text:style-name="P2"/>
      <text:p text:style-name="P3">1) Question</text:p>
      <text:p text:style-name="P3"/>
      <text:p text:style-name="P4"><draw:frame draw:style-name="fr2" draw:name="Image1" text:anchor-type="char" svg:width="17cm" svg:height="9.211cm" draw:z-index="0"><draw:image xlink:href="Pictures/10000001000007390000021E25591425800B0552.png" xlink:type="simple" xlink:show="embed" xlink:actuate="onLoad" draw:mime-type="image/png"/></draw:frame>2) Question</text:p>
      <text:p text:style-name="P4"/>
      <text:p text:style-name="P5"/>
      <text:p text:style-name="P5"><draw:frame draw:style-name="fr1" draw:name="Image2" text:anchor-type="char" svg:width="17cm" svg:height="8.647cm" draw:z-index="1"><draw:image xlink:href="Pictures/1000000100000732000001B4BFF572EF8C44A667.png" xlink:type="simple" xlink:show="embed" xlink:actuate="onLoad" draw:mime-type="image/png"/></draw:frame>3) Question</text:p>
      <text:p text:style-name="P5"/>
      <text:p text:style-name="P5"><draw:frame draw:style-name="fr1" draw:name="Image3" text:anchor-type="char" svg:width="17cm" svg:height="9.024cm" draw:z-index="2"><draw:image xlink:href="Pictures/100000010000072F000001FE68628360ED9811E8.png" xlink:type="simple" xlink:show="embed" xlink:actuate="onLoad" draw:mime-type="image/png"/></draw:frame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44:15.180645348</meta:creation-date>
    <dc:date>2024-03-13T15:03:22.977525403</dc:date>
    <meta:editing-duration>PT1H43M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4" meta:word-count="8" meta:character-count="50" meta:non-whitespace-character-count="46"/>
  </office:meta>
</office:document-meta>
</file>